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7.8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7.5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4.61pt" fo:break-before="auto" style:use-optimal-row-height="true"/>
    </style:style>
    <style:style style:name="ro6" style:family="table-row">
      <style:table-row-properties style:row-height="2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0.74pt dotted #000000" fo:wrap-option="no-wrap" fo:border-left="0.74pt solid #000000" fo:border-right="0.74pt solid #000000" fo:border-top="0.74pt dotted #000000"/>
      <style:text-properties style:font-weight-asian="normal"/>
    </style:style>
    <style:style style:name="ce3" style:family="table-cell" style:parent-style-name="Default">
      <style:table-cell-properties fo:border-bottom="0.74pt dotted #000000" fo:background-color="#ffff00" fo:wrap-option="no-wrap" fo:border-left="0.74pt solid #000000" fo:border-right="0.74pt solid #000000" fo:border-top="0.74pt dotted #000000"/>
      <style:text-properties style:font-weight-asian="normal"/>
    </style:style>
    <style:style style:name="ce4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-bottom="0.74pt dotted #000000" style:text-align-source="fix" style:repeat-content="false" fo:border-left="0.74pt solid #000000" fo:border-right="0.74pt solid #000000" fo:border-top="0.74pt dotte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order-bottom="0.74pt dotted #000000" fo:border-left="none" fo:border-right="none" fo:border-top="0.74pt dotted #000000"/>
    </style:style>
    <style:style style:name="ce10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fo:wrap-option="wrap" fo:border="0.74pt solid #000000"/>
      <style:text-properties style:font-weight-asian="normal"/>
    </style:style>
    <style:style style:name="ce13" style:family="table-cell" style:parent-style-name="Default">
      <style:table-cell-properties fo:wrap-option="wrap" fo:border="0.74pt solid #000000"/>
      <style:text-properties style:font-name="Liberation Sans" style:font-name-asian="WenQuanYi Zen Hei Sharp" style:font-name-complex="Lohit Devanagari"/>
    </style:style>
    <style:style style:name="ce14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automatic-find-labels="false"/>
      <table:table table:name="Manage security" table:style-name="ta1">
        <table:table-column table:style-name="co1" table:default-cell-style-name="ce4"/>
        <table:table-column table:style-name="co2" table:number-columns-repeated="2" table:default-cell-style-name="ce7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5" office:value-type="string" calcext:value-type="string">
            <text:p>THEORY</text:p>
          </table:table-cell>
          <table:table-cell table:style-name="ce5" office:value-type="string" calcext:value-type="string">
            <text:p>PRACTICE</text:p>
          </table:table-cell>
          <table:table-cell table:style-name="ce8" table:number-columns-repeated="1021"/>
        </table:table-row>
        <table:table-row table:style-name="ro1">
          <table:table-cell table:style-name="ce2" office:value-type="string" calcext:value-type="string">
            <text:p>Understand and use essential tool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Access a shell prompt and issue commands with correct syntax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Use input-output redirection (&gt;, &gt;&gt;, |, 2&gt;, etc.)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Use grep and regular expressions to analyze text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Access remote systems using ssh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Log in and switch users in multiuser target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Archive, compress, unpack, and uncompress files using tar, star, gzip, and bzip2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 and edit text file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, delete, copy, and move files and directorie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 hard and soft link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List, set, and change standard ugo/rwx permission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Locate, read, and use system documentation including man, info, and files in /usr/share/doc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Note: Red Hat may use applications during the exam that are not included in Red Hat Enterprise Linux for the purpose of evaluating candidate's abilities to meet this objective.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Operate running system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Boot, reboot, and shut down a system normally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Boot systems into different targets manually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Interrupt the boot process in order to gain access to a system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Identify CPU/memory intensive processes, adjust process priority with renice, and kill processe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Locate and interpret system log files and journal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Access a virtual machine's console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Start and stop virtual machine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Start, stop, and check the status of network service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Securely transfer files between system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Configure local storage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List, create, delete partitions on MBR and GPT disk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 and remove physical volumes, assign physical volumes to volume groups, and create and delete logical volume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onfigure systems to mount file systems at boot by Universally Unique ID (UUID) or labe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Add new partitions and logical volumes, and swap to a system non-destructively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Create and configure file system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, mount, unmount, and use vfat, ext4, and xfs file system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Mount and unmount CIFS and NFS network file systems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Extend existing logical volume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 and configure set-GID directories for collaboration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 and manage Access Control Lists (ACLs)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Diagnose and correct file permission problem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Deploy, configure, and maintain system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onfigure networking and hostname resolution statically or dynamically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Schedule tasks using at and cron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Start and stop services and configure services to start automatically at boot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<text:s text:c="8"/>Configure systems to boot into a specific target automatically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<text:s text:c="8"/>Install Red Hat Enterprise Linux automatically using Kickstar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<text:s text:c="8"/>Configure a physical machine to host virtual guest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<text:s text:c="8"/>Install Red Hat Enterprise Linux systems as virtual guest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<text:s text:c="8"/>Configure systems to launch virtual machines at boo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<text:s text:c="8"/>Configure network services to start automatically at boo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<text:s text:c="8"/>Configure a system to use time service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Install and update software packages from Red Hat Network, a remote repository, or from the local file system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<text:s text:c="8"/>Update the kernel package appropriately to ensure a bootable system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Modify the system bootloader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Manage users and groups</text:p>
          </table:table-cell>
          <table:table-cell table:style-name="ce6" table:number-columns-repeated="2"/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, delete, and modify local user account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hange passwords and adjust password aging for local user account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reate, delete, and modify local groups and group membership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onfigure a system to use an existing authentication service for user and group informatio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onfigure firewall settings using firewall-config, firewall-cmd, or iptables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Configure key-based authentication for SSH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Set enforcing and permissive modes for SELinux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List and identify SELinux file and process context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Restore default file contexts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Use boolean settings to modify system SELinux settings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<text:s text:c="8"/>Diagnose and address routine SELinux policy violations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>
        <table:table-column table:style-name="co4" table:default-cell-style-name="ce11"/>
        <table:table-column table:style-name="co3" table:default-cell-style-name="ce15"/>
        <table:table-column table:style-name="co3" table:number-columns-repeated="1022" table:default-cell-style-name="Default"/>
        <table:table-row table:style-name="ro3">
          <table:table-cell table:style-name="ce10" office:value-type="string" calcext:value-type="string">
            <text:p>Objective</text:p>
          </table:table-cell>
          <table:table-cell table:style-name="ce14" office:value-type="string" calcext:value-type="string">
            <text:p>Status</text:p>
          </table:table-cell>
          <table:table-cell table:style-name="ce16" table:number-columns-repeated="1022"/>
        </table:table-row>
        <table:table-row table:style-name="ro4">
          <table:table-cell office:value-type="string" calcext:value-type="string">
            <text:p>Boot loader grub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RUB2 environment variabl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at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anage firewall with firewall-c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Linux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dding users, groups, and home dirs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TP client and serv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mcli con modif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RUB2 configur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yum whatprovid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ournalctl</text:p>
          </table:table-cell>
          <table:table-cell table:number-columns-repeated="1023"/>
        </table:table-row>
        <table:table-row table:style-name="ro5">
          <table:table-cell table:style-name="ce12" office:value-type="string" calcext:value-type="string">
            <text:p>Which of these commands extends a logical volume and its associated file system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Which command displays the list of services currently in status failed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Which command to permanently add the httpd service to the default zone?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Which command sets the GRUB2 second entry as the default one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passw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Help system</text:p>
            <text:p>mandb - create or update the manual page index caches</text:p>
          </table:table-cell>
          <table:table-cell table:number-columns-repeated="1023"/>
        </table:table-row>
        <table:table-row table:style-name="ro6">
          <table:table-cell table:style-name="ce13" office:value-type="string" calcext:value-type="string">
            <text:p>Mount and unmount CIFS and NFS network file systems</text:p>
          </table:table-cell>
          <table:table-cell office:value-type="string" calcext:value-type="string">
            <text:p>In progr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direct map called /etc/auto.guest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Which nmcli commands to ignore the DNS configuration coming with DHCP for a connection called net-eth0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xfs_admin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Manage security'.A1:'Manage security'.C6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50.4pt" fo:margin-bottom="50.4pt" fo:margin-left="50.4pt" fo:margin-right="50.4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1:01:30.213574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eorgie </meta:initial-creator>
    <meta:creation-date>2016-10-16T12:21:25.890604186</meta:creation-date>
    <dc:date>2016-10-17T11:33:41.262009244</dc:date>
    <dc:creator>pgeorgie </dc:creator>
    <meta:editing-duration>PT1H26M</meta:editing-duration>
    <meta:editing-cycles>62</meta:editing-cycles>
    <meta:generator>LibreOffice/5.0.6.2$Linux_X86_64 LibreOffice_project/00$Build-2</meta:generator>
    <meta:document-statistic meta:table-count="2" meta:cell-count="165" meta:object-count="0"/>
  </office:meta>
</office:document-meta>
</file>